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0cm"/>
    </style:style>
    <style:style style:name="gr11" style:family="graphic" style:parent-style-name="standard">
      <style:graphic-properties draw:stroke="none" svg:stroke-color="#83ca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Mono1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color="#3465a4" style:font-name="Andale Mono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>
      <style:text-properties fo:color="#83caff"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fo:color="#aecf00" fo:font-size="16pt" style:font-size-asian="16pt" style:font-size-complex="16pt"/>
    </style:style>
    <style:style style:name="P8" style:family="paragraph">
      <style:text-properties fo:color="#ff950e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465a4" style:font-name="Andale Mono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83caff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aecf00" fo:font-size="16pt" style:font-size-asian="16pt" style:font-size-complex="16pt"/>
    </style:style>
    <style:style style:name="T6" style:family="text">
      <style:text-properties fo:color="#ff950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8cm" svg:x="1.9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17.186cm" svg:y="6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13cm" svg:height="1cm" svg:x="5.088cm" svg:y="4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5.287cm" svg:y="4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502cm" svg:height="1.195cm" svg:x="6.1cm" svg:y="18.9cm">
          <draw:text-box>
            <text:p/>
          </draw:text-box>
        </draw:frame>
        <draw:custom-shape draw:style-name="gr5" draw:text-style-name="P1" draw:layer="layout" svg:width="4.013cm" svg:height="1cm" svg:x="5.487cm" svg:y="4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7cm" svg:height="0.962cm" svg:x="6cm" svg:y="4.751cm">
          <draw:text-box>
            <text:p text:style-name="P1"><text:span text:style-name="T1">meter 1</text:span></text:p>
          </draw:text-box>
        </draw:frame>
        <draw:custom-shape draw:style-name="gr2" draw:text-style-name="P1" draw:layer="layout" svg:width="4.013cm" svg:height="1cm" svg:x="5.087cm" svg:y="6.3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13cm" svg:height="1cm" svg:x="5.286cm" svg:y="6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5.486cm" svg:y="6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7cm" svg:height="0.962cm" svg:x="5.999cm" svg:y="6.752cm">
          <draw:text-box>
            <text:p text:style-name="P1"><text:span text:style-name="T1">meter 4</text:span></text:p>
          </draw:text-box>
        </draw:frame>
        <draw:custom-shape draw:style-name="gr2" draw:text-style-name="P1" draw:layer="layout" svg:width="4.013cm" svg:height="1cm" svg:x="5.087cm" svg:y="8.3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5.286cm" svg:y="8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5.486cm" svg:y="8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7cm" svg:height="0.962cm" svg:x="5.999cm" svg:y="8.752cm">
          <draw:text-box>
            <text:p text:style-name="P1"><text:span text:style-name="T1">meter 7</text:span></text:p>
          </draw:text-box>
        </draw:frame>
        <draw:line draw:style-name="gr7" draw:text-style-name="P1" draw:layer="layout" svg:x1="4cm" svg:y1="4cm" svg:x2="11cm" svg:y2="4cm">
          <text:p/>
        </draw:line>
        <draw:line draw:style-name="gr7" draw:text-style-name="P1" draw:layer="layout" svg:x1="4cm" svg:y1="6cm" svg:x2="11cm" svg:y2="6cm">
          <text:p/>
        </draw:line>
        <draw:line draw:style-name="gr7" draw:text-style-name="P1" draw:layer="layout" svg:x1="4cm" svg:y1="8cm" svg:x2="11cm" svg:y2="8cm">
          <text:p/>
        </draw:line>
        <draw:line draw:style-name="gr7" draw:text-style-name="P1" draw:layer="layout" svg:x1="4cm" svg:y1="10cm" svg:x2="11cm" svg:y2="10cm">
          <text:p/>
        </draw:line>
        <draw:frame draw:style-name="gr8" draw:text-style-name="P4" draw:layer="layout" svg:width="2.979cm" svg:height="0.886cm" svg:x="1.958cm" svg:y="4.014cm">
          <draw:text-box>
            <text:p text:style-name="P4"><text:span text:style-name="T2">partition 1</text:span></text:p>
          </draw:text-box>
        </draw:frame>
        <draw:frame draw:style-name="gr8" draw:text-style-name="P4" draw:layer="layout" svg:width="2.979cm" svg:height="0.886cm" svg:x="1.958cm" svg:y="6.014cm">
          <draw:text-box>
            <text:p text:style-name="P4"><text:span text:style-name="T2">partition 2</text:span></text:p>
          </draw:text-box>
        </draw:frame>
        <draw:frame draw:style-name="gr8" draw:text-style-name="P4" draw:layer="layout" svg:width="2.979cm" svg:height="0.886cm" svg:x="1.958cm" svg:y="8.014cm">
          <draw:text-box>
            <text:p text:style-name="P4"><text:span text:style-name="T2">partition 3</text:span></text:p>
          </draw:text-box>
        </draw:frame>
        <draw:custom-shape draw:style-name="gr9" draw:text-style-name="P1" draw:layer="layout" svg:width="2.8cm" svg:height="2.8cm" svg:x="12.6cm" svg:y="5.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4cm" svg:y1="4cm" svg:x2="11cm" svg:y2="4cm">
          <text:p/>
        </draw:line>
        <draw:line draw:style-name="gr7" draw:text-style-name="P1" draw:layer="layout" svg:x1="17.021cm" svg:y1="10cm" svg:x2="23.025cm" svg:y2="10cm">
          <text:p/>
        </draw:line>
        <draw:frame draw:style-name="gr8" draw:text-style-name="P4" draw:layer="layout" svg:width="2.979cm" svg:height="0.886cm" svg:x="21.983cm" svg:y="4.014cm">
          <draw:text-box>
            <text:p text:style-name="P4"><text:span text:style-name="T2">partition 1</text:span></text:p>
          </draw:text-box>
        </draw:frame>
        <draw:frame draw:style-name="gr8" draw:text-style-name="P4" draw:layer="layout" svg:width="2.979cm" svg:height="0.886cm" svg:x="21.983cm" svg:y="6.014cm">
          <draw:text-box>
            <text:p text:style-name="P4"><text:span text:style-name="T2">partition 2</text:span></text:p>
          </draw:text-box>
        </draw:frame>
        <draw:frame draw:style-name="gr8" draw:text-style-name="P4" draw:layer="layout" svg:width="2.979cm" svg:height="0.886cm" svg:x="21.983cm" svg:y="8.014cm">
          <draw:text-box>
            <text:p text:style-name="P4"><text:span text:style-name="T2">partition 3</text:span></text:p>
          </draw:text-box>
        </draw:frame>
        <draw:line draw:style-name="gr7" draw:text-style-name="P1" draw:layer="layout" svg:x1="17.021cm" svg:y1="4cm" svg:x2="23.025cm" svg:y2="4cm">
          <text:p/>
        </draw:line>
        <draw:line draw:style-name="gr7" draw:text-style-name="P1" draw:layer="layout" svg:x1="17cm" svg:y1="6cm" svg:x2="23.004cm" svg:y2="6cm">
          <text:p/>
        </draw:line>
        <draw:line draw:style-name="gr7" draw:text-style-name="P1" draw:layer="layout" svg:x1="17cm" svg:y1="8cm" svg:x2="23.004cm" svg:y2="8cm">
          <text:p/>
        </draw:line>
        <draw:custom-shape draw:style-name="gr5" draw:text-style-name="P1" draw:layer="layout" svg:width="4.013cm" svg:height="1cm" svg:x="17.387cm" svg:y="4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7cm" svg:height="0.962cm" svg:x="17.9cm" svg:y="4.452cm">
          <draw:text-box>
            <text:p text:style-name="P1"><text:span text:style-name="T1">meter 1</text:span></text:p>
          </draw:text-box>
        </draw:frame>
        <draw:custom-shape draw:style-name="gr2" draw:text-style-name="P1" draw:layer="layout" svg:width="4.013cm" svg:height="1cm" svg:x="17.386cm" svg:y="6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17.585cm" svg:y="6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13cm" svg:height="1cm" svg:x="17.785cm" svg:y="6.8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7cm" svg:height="0.962cm" svg:x="18.298cm" svg:y="6.853cm">
          <draw:text-box>
            <text:p text:style-name="P1"><text:span text:style-name="T1">meter 7</text:span></text:p>
          </draw:text-box>
        </draw:frame>
        <draw:custom-shape draw:style-name="gr3" draw:text-style-name="P1" draw:layer="layout" svg:width="4.013cm" svg:height="1cm" svg:x="17.387cm" svg:y="8.3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13cm" svg:height="1cm" svg:x="17.586cm" svg:y="8.5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7cm" svg:height="0.962cm" svg:x="18.1cm" svg:y="8.552cm">
          <draw:text-box>
            <text:p text:style-name="P1"><text:span text:style-name="T1">meter 5</text:span></text:p>
          </draw:text-box>
        </draw:frame>
        <draw:frame draw:style-name="gr10" draw:text-style-name="P5" draw:layer="layout" svg:width="7.783cm" svg:height="1.671cm" svg:x="10.225cm" svg:y="9.529cm">
          <draw:text-box>
            <text:p text:style-name="P5"><text:span text:style-name="T3">groupBy(f(x))</text:span></text:p>
            <text:p text:style-name="P5"><text:span text:style-name="T3">f(x) = x.transformer</text:span></text:p>
          </draw:text-box>
        </draw:frame>
        <draw:frame draw:style-name="gr11" draw:text-style-name="P6" draw:layer="layout" svg:width="3.851cm" svg:height="0.886cm" svg:x="21.983cm" svg:y="5.014cm">
          <draw:text-box>
            <text:p text:style-name="P6"><text:span text:style-name="T4">transformer 1</text:span></text:p>
          </draw:text-box>
        </draw:frame>
        <draw:frame draw:style-name="gr8" draw:text-style-name="P7" draw:layer="layout" svg:width="3.851cm" svg:height="0.886cm" svg:x="21.983cm" svg:y="7.014cm">
          <draw:text-box>
            <text:p text:style-name="P7"><text:span text:style-name="T5">transformer 2</text:span></text:p>
          </draw:text-box>
        </draw:frame>
        <draw:frame draw:style-name="gr8" draw:text-style-name="P8" draw:layer="layout" svg:width="3.851cm" svg:height="0.886cm" svg:x="21.983cm" svg:y="9.014cm">
          <draw:text-box>
            <text:p text:style-name="P8"><text:span text:style-name="T6">transformer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5:08:19.064143159</meta:creation-date>
    <dc:date>2016-08-19T15:28:49.645809759</dc:date>
    <meta:editing-duration>PT29M4S</meta:editing-duration>
    <meta:editing-cycles>3</meta:editing-cycles>
    <meta:generator>LibreOffice/4.2.8.2$Linux_X86_64 LibreOffice_project/420m0$Build-2</meta:generator>
    <meta:document-statistic meta:object-count="44"/>
  </office:meta>
</office:document-meta>
</file>